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font-size="18pt" officeooo:rsid="00038adf" officeooo:paragraph-rsid="00038adf" style:font-size-asian="15.75pt" style:font-size-complex="18pt"/>
    </style:style>
    <style:style style:name="P2" style:family="paragraph" style:parent-style-name="Standard">
      <style:text-properties fo:font-size="18pt" officeooo:rsid="00038adf" officeooo:paragraph-rsid="00038adf" style:font-size-asian="15.75pt" style:font-size-complex="18pt"/>
    </style:style>
    <style:style style:name="P3" style:family="paragraph" style:parent-style-name="Standard">
      <style:text-properties fo:font-size="18pt" officeooo:rsid="0003f619" officeooo:paragraph-rsid="0003f619" style:font-size-asian="15.75pt" style:font-size-complex="18pt"/>
    </style:style>
    <style:style style:name="P4" style:family="paragraph" style:parent-style-name="Standard">
      <style:text-properties officeooo:paragraph-rsid="0003f619"/>
    </style:style>
    <style:style style:name="P5" style:family="paragraph" style:parent-style-name="Standard">
      <style:text-properties officeooo:rsid="000557cf" officeooo:paragraph-rsid="000557cf"/>
    </style:style>
    <style:style style:name="P6" style:family="paragraph" style:parent-style-name="Standard">
      <style:text-properties officeooo:paragraph-rsid="000557cf"/>
    </style:style>
    <style:style style:name="T1" style:family="text">
      <style:text-properties fo:font-size="22pt" officeooo:rsid="00038adf" style:font-size-asian="19.25pt" style:font-size-complex="22pt"/>
    </style:style>
    <style:style style:name="T2" style:family="text">
      <style:text-properties officeooo:rsid="0003f619"/>
    </style:style>
    <style:style style:name="T3" style:family="text">
      <style:text-properties fo:font-size="18pt" style:font-size-asian="15.75pt" style:font-size-complex="18pt"/>
    </style:style>
    <style:style style:name="T4" style:family="text">
      <style:text-properties fo:font-size="18pt" officeooo:rsid="0003f619" style:font-size-asian="15.75pt" style:font-size-complex="18pt"/>
    </style:style>
    <style:style style:name="T5" style:family="text">
      <style:text-properties fo:font-size="18pt" officeooo:rsid="000557cf" style:font-size-asian="15.75pt" style:font-size-complex="1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tab/><text:tab/><text:tab/><text:span text:style-name="T1">DETAILED DOCUMENTATION OF CHANGES </text:span></text:p>
      <text:p text:style-name="Standard"><text:span text:style-name="T1"/></text:p>
      <text:p text:style-name="Standard"><text:span text:style-name="T1"/></text:p>
      <text:p text:style-name="P2">In this file here includes the cahnages made in the code file PhyReadStats.c <text:line-break/><text:line-break/>1. The main change is only done in “void getchannelinfo ()”.</text:p>
      <text:p text:style-name="P2">2. Here also not the original code is replaced, rather i appended the code to print the output as same following that it would be printed in tabular format.</text:p>
      <text:p text:style-name="P2">3.That includes the parameters as mentioned.</text:p>
      <text:p text:style-name="P2"/>
      <text:p text:style-name="P2">i. Direction – UL or DL</text:p>
      <text:p text:style-name="P2">ii. Frame number</text:p>
      <text:p text:style-name="P2">iii. Slot number</text:p>
      <text:p text:style-name="P2">iv. channel – PDSCH/PUSCH</text:p>
      <text:p text:style-name="P2">v. RB Start</text:p>
      <text:p text:style-name="P2">vi. Num RB</text:p>
      <text:p text:style-name="P2">vii. Nsymbol Start</text:p>
      <text:p text:style-name="P2">viii. Harq ID</text:p>
      <text:p text:style-name="P2">ix. shar ID</text:p>
      <text:p text:style-name="P2"/>
      <text:p text:style-name="P2">now, acording to the code line by line the explaination is mentioned below.</text:p>
      <text:p text:style-name="P2"/>
      <text:p text:style-name="P1"><text:span text:style-name="T2">1.</text:span>printf("-------------------------------------------------------------------------------------------------\n");</text:p>
      <text:p text:style-name="P3">this is to print the row format for the table to be shown.</text:p>
      <text:p text:style-name="P3"/>
      <text:p text:style-name="P3">2. <text:s text:c="2"/>- This line prints a dashed line as a separator in the console output.</text:p>
      <text:p text:style-name="P3"/>
      <text:p text:style-name="P3"><text:soft-page-break/>2. ```c</text:p>
      <text:p text:style-name="P3">printf("| Direction | Frame | Slot | Channel | RB Start | Num RB | NSymbol Start | Harq ID | Shar ID | \n");</text:p>
      <text:p text:style-name="P3"/>
      <text:p text:style-name="P3">This line prints the column headers for a table to organize the data that will be printed next. It specifies the different attributes of the data that will be displayed.</text:p>
      <text:p text:style-name="P3"/>
      <text:p text:style-name="P4"><text:span text:style-name="T4">3.</text:span>if (slot-&gt;dir[DL][i] == DL)</text:p>
      <text:p text:style-name="P4"><text:span text:style-name="T4"><text:s text:c="3"/>- This line checks if the direction in the current slot (`slot-&gt;dir[DL][i]`) is Downlink (DL). If it is, it proceeds to print the PDSCH (Physical Downlink Shared Channel) information for that slot.</text:span></text:p>
      <text:p text:style-name="P4"><text:span text:style-name="T4"/></text:p>
      <text:p text:style-name="P4"><text:span text:style-name="T4"/></text:p>
      <text:p text:style-name="P4"><text:span text:style-name="T4">4.printf("| <text:s text:c="3"/>DL <text:s text:c="4"/>| %5d | %4d | <text:s/>PDSCH <text:s/>| <text:s/>%7d | %6d | <text:s text:c="3"/>%11d | <text:s text:c="2"/>%6d | <text:s text:c="2"/>%6d |\n",</text:span></text:p>
      <text:p text:style-name="P4"><text:span text:style-name="T4"><text:s text:c="15"/>slot-&gt;subFrameNo[DL][i], slot-&gt;slotNo[DL][i],</text:span></text:p>
      <text:p text:style-name="P4"><text:span text:style-name="T4"><text:s text:c="15"/>slot-&gt;rb_start[DS][i], slot-&gt;rb_data[DS][i],</text:span></text:p>
      <text:p text:style-name="P4"><text:span text:style-name="T4"><text:s text:c="15"/>slot-&gt;pdsch[DS][i].nSymbStart, slot-&gt;pdsch[DS][i].harqId, slot-&gt;shar[DS][i]);</text:span></text:p>
      <text:p text:style-name="P4"><text:span text:style-name="T4"/></text:p>
      <text:p text:style-name="P4"><text:span text:style-name="T4">This line prints the PDSCH information for the Downlink (DL) direction. It prints the frame number, slot number, RB (Resource Block) start, number of RBs, symbol start, HARQ (Hybrid Automatic Repeat Request) ID, and SHAR (Shared HARQ) ID for that particular slot. </text:span></text:p>
      <text:p text:style-name="P4"><text:span text:style-name="T4"/></text:p>
      <text:p text:style-name="P4"><text:span text:style-name="T4">This `printf` statement is responsible for printing information about the PDSCH (Physical Downlink Shared Channel) for a Downlink (DL) slot in a wireless communication system. Let's break down the format:</text:span></text:p>
      <text:p text:style-name="P4"><text:span text:style-name="T4"/></text:p>
      <text:p text:style-name="P4"><text:span text:style-name="T4">- `| <text:s text:c="3"/>DL <text:s text:c="4"/>|`: This indicates the direction of the transmission, which is Downlink (DL).</text:span></text:p>
      <text:p text:style-name="P4"><text:soft-page-break/><text:span text:style-name="T4">- `%5d`: This prints the frame number (`slot-&gt;subFrameNo[DL][i]`) with a width of 5 characters.</text:span></text:p>
      <text:p text:style-name="P4"><text:span text:style-name="T4">- `%4d`: This prints the slot number (`slot-&gt;slotNo[DL][i]`) with a width of 4 characters.</text:span></text:p>
      <text:p text:style-name="P4"><text:span text:style-name="T4">- `PDSCH`: This indicates the type of channel, which is the Physical Downlink Shared Channel.</text:span></text:p>
      <text:p text:style-name="P4"><text:span text:style-name="T4">- `%7d`: This prints the RB (Resource Block) start (`slot-&gt;rb_start[DS][i]`) with a width of 7 characters.</text:span></text:p>
      <text:p text:style-name="P4"><text:span text:style-name="T4">- `%6d`: This prints the number of RBs (`slot-&gt;rb_data[DS][i]`) with a width of 6 characters.</text:span></text:p>
      <text:p text:style-name="P4"><text:span text:style-name="T4">- `%11d`: This prints the symbol start (`slot-&gt;pdsch[DS][i].nSymbStart`) with a width of 11 characters.</text:span></text:p>
      <text:p text:style-name="P4"><text:span text:style-name="T4">- `%6d`: This prints the HARQ (Hybrid Automatic Repeat Request) ID (`slot-&gt;pdsch[DS][i].harqId`) with a width of 6 characters.</text:span></text:p>
      <text:p text:style-name="P4"><text:span text:style-name="T4">- `%6d`: This prints the SHAR (Shared HARQ) ID (`slot-&gt;shar[DS][i]`) with a width of 6 characters.</text:span></text:p>
      <text:p text:style-name="P4"><text:span text:style-name="T4"/></text:p>
      <text:p text:style-name="P4"><text:span text:style-name="T4">Overall, this `printf` statement formats and prints information about a specific PDSCH entry in the Downlink direction, including frame number, slot number, RB start, number of RBs, symbol start, HARQ ID, and SHAR ID.</text:span></text:p>
      <text:p text:style-name="P4"><text:span text:style-name="T4"/></text:p>
      <text:p text:style-name="P6"><text:span text:style-name="T4">5. for (int i = 0; i &lt; MAX_SLOT_IDX; i++)</text:span></text:p>
      <text:p text:style-name="P6"><text:span text:style-name="T4">- This line starts another `for` loop that iterates over each element in the `slot` structure array up to `MAX_SLOT_IDX`.</text:span></text:p>
      <text:p text:style-name="P6"><text:span text:style-name="T5"/></text:p>
      <text:p text:style-name="P6"><text:span text:style-name="T5"/></text:p>
      <text:p text:style-name="P6"><text:span text:style-name="T5">6. i</text:span><text:span text:style-name="T4">f (slot-&gt;dir[UL][i] == UL)</text:span></text:p>
      <text:p text:style-name="P6"><text:span text:style-name="T4">This line checks if the direction in the current slot (</text:span><text:span text:style-name="Source_20_Text"><text:span text:style-name="T4">slot-&gt;dir[UL][i]</text:span></text:span><text:span text:style-name="T4">) is Uplink (UL). If it is, it proceeds to print the PUSCH (Physical Uplink Shared Channel) information for that slot.</text:span></text:p>
      <text:p text:style-name="P6"><text:span text:style-name="T4"/></text:p>
      <text:p text:style-name="P6"><text:soft-page-break/><text:span text:style-name="T4">7. printf("| UL | %5d | %4d | PUSCH | %7d | %6d | %11d | %6d | %6d |\n", slot-&gt;subFrameNo[UL][i], slot-&gt;slotNo[UL][i], slot-&gt;rb_start[US][i], slot-&gt;rb_data[US][i], slot-&gt;pusch[US][i].nSymbStart, slot-&gt;pusch[US][i].harqId, slot-&gt;shar[US][i]);</text:span></text:p>
      <text:p text:style-name="P6"><text:span text:style-name="T4"/></text:p>
      <text:p text:style-name="P6"><text:span text:style-name="T4"><text:s text:c="3"/>- This line prints the PUSCH information for the Uplink (UL) direction. It prints the frame number, slot number, RB start, number of RBs, symbol start, HARQ ID, and SHAR ID for that particular slot.</text:span></text:p>
      <text:p text:style-name="P6"><text:span text:style-name="T4"/></text:p>
      <text:p text:style-name="P6"><text:span text:style-name="T4"/></text:p>
      <text:p text:style-name="P6"><text:span text:style-name="T5">8.</text:span><text:span text:style-name="T4">printf("-------------------------------------------------------------------------------------------------\n");</text:span></text:p>
      <text:p text:style-name="P5"><text:span text:style-name="T4">T</text:span><text:span text:style-name="T3">his line prints the final seperator after the comlete data is printed.</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4-15T12:36:11.750655968</meta:creation-date>
    <dc:date>2024-04-15T14:19:33.425397519</dc:date>
    <meta:editing-duration>PT1H19M50S</meta:editing-duration>
    <meta:editing-cycles>1</meta:editing-cycles>
    <meta:document-statistic meta:table-count="0" meta:image-count="0" meta:object-count="0" meta:page-count="4" meta:paragraph-count="46" meta:word-count="639" meta:character-count="4238" meta:non-whitespace-character-count="3561"/>
    <meta:generator>LibreOffice/6.4.7.2$Linux_X86_64 LibreOffice_project/40$Build-2</meta:generator>
  </office:meta>
</office:document-meta>
</file>